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aa1a" officeooo:paragraph-rsid="0006aa1a"/>
    </style:style>
    <style:style style:name="P2" style:family="paragraph" style:parent-style-name="Standard" style:list-style-name="L1">
      <style:text-properties officeooo:rsid="0006aa1a" officeooo:paragraph-rsid="0006aa1a"/>
    </style:style>
    <style:style style:name="P3" style:family="paragraph" style:parent-style-name="Standard" style:list-style-name="L1">
      <style:text-properties officeooo:paragraph-rsid="0006aa1a"/>
    </style:style>
    <style:style style:name="T1" style:family="text">
      <style:text-properties officeooo:rsid="0006aa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:</text:p>
      <text:p text:style-name="P1"/>
      <text:list xml:id="list3011484817" text:style-name="L1">
        <text:list-item>
          <text:p text:style-name="P3"><text:span text:style-name="T1">Jeg bruger ikke en P controller med en I til xy correction. Skal lige ændres, så den bruger current position I stedet for current waypoint</text:span></text:p>
        </text:list-item>
        <text:list-item>
          <text:p text:style-name="P2">OpenCV laver delay I video stream, har fikset det så det er lavet muligt ved at sætte buffer ned til 1. Delay kommer fra at når cameraet start putter den frames ind I buffer, men henter først når jeg læser et frame, det gør at det ikke er current frame den læser.</text:p>
        </text:list-item>
        <text:list-item>
          <text:p text:style-name="P2">Aruco marker z dir ændrer sig ikke hvis jeg roller med den. Det betyder at udgangspunktet er kameras koordinat system og ikke aruco marker koordinat system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3T09:53:54.785980277</meta:creation-date>
    <dc:date>2022-05-13T14:43:12.500571030</dc:date>
    <meta:editing-duration>PT4H39M7S</meta:editing-duration>
    <meta:editing-cycles>1</meta:editing-cycles>
    <meta:document-statistic meta:table-count="0" meta:image-count="0" meta:object-count="0" meta:page-count="1" meta:paragraph-count="4" meta:word-count="107" meta:character-count="566" meta:non-whitespace-character-count="466"/>
    <meta:generator>LibreOffice/6.0.7.3$Linux_X86_64 LibreOffice_project/00m0$Build-3</meta:generator>
  </office:meta>
</office:document-meta>
</file>